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T1" style:family="text">
      <style:text-properties fo:color="#000000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qvbmwvhivoyvrivvajhpbagwvygs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9:55:34.511497591</meta:creation-date>
    <dc:date>2020-05-11T09:56:24.370129190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30" meta:non-whitespace-character-count="30"/>
    <meta:generator>LibreOffice/6.0.7.3$Linux_X86_64 LibreOffice_project/00m0$Build-3</meta:generator>
  </office:meta>
</office:document-meta>
</file>